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4B0000003F8544D861.jpg" manifest:media-type="image/jpeg"/>
  <manifest:file-entry manifest:full-path="Pictures/100000000000002C0000003F8D38A290.jpg" manifest:media-type="image/jpeg"/>
  <manifest:file-entry manifest:full-path="Pictures/100000000000004D00000034C7116197.jpg" manifest:media-type="image/jpe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5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style:text-properties fo:font-size="20pt" fo:font-weight="normal" style:font-size-asian="20pt" style:font-weight-asian="normal" style:font-size-complex="20pt" style:font-weight-complex="normal"/>
    </style:style>
    <style:style style:name="P6" style:family="paragraph">
      <style:text-properties fo:font-family="'Arial Black'" style:font-pitch="variable" fo:font-size="20pt" fo:font-weight="normal" style:font-size-asian="20pt" style:font-weight-asian="normal" style:font-size-complex="20pt" style:font-weight-complex="normal"/>
    </style:style>
    <style:style style:name="T1" style:family="text">
      <style:text-properties fo:font-family="'Arial Black'" style:font-pitch="variable"/>
    </style:style>
    <style:style style:name="T2" style:family="text">
      <style:text-properties fo:font-family="'Arial Black'" style:font-pitch="variable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24cm" svg:height="6.15cm" draw:transform="skewX (0.0148352986419518) rotate (2.72585522576474) translate (17.763cm 13.2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597cm" svg:height="7.607cm" draw:transform="skewX (-0.028274333882308) rotate (-0.711396203112889) translate (8.112cm 6.9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1.983cm" svg:height="1.666cm" svg:x="4.605cm" svg:y="14.193cm">
          <draw:image xlink:href="Pictures/100000000000004B0000003F8544D861.jpg" xlink:type="simple" xlink:show="embed" xlink:actuate="onLoad">
            <text:p/>
          </draw:image>
        </draw:frame>
        <draw:frame draw:style-name="gr2" draw:text-style-name="P1" draw:layer="layout" svg:width="1.163cm" svg:height="1.666cm" svg:x="5.298cm" svg:y="8.874cm">
          <draw:image xlink:href="Pictures/100000000000002C0000003F8D38A290.jpg" xlink:type="simple" xlink:show="embed" xlink:actuate="onLoad">
            <text:p/>
          </draw:image>
        </draw:frame>
        <draw:frame draw:style-name="gr2" draw:text-style-name="P1" draw:layer="layout" svg:width="1.983cm" svg:height="1.666cm" svg:x="15.859cm" svg:y="4.795cm">
          <draw:image xlink:href="Pictures/100000000000004B0000003F8544D861.jpg" xlink:type="simple" xlink:show="embed" xlink:actuate="onLoad">
            <text:p/>
          </draw:image>
        </draw:frame>
        <draw:frame draw:style-name="gr2" draw:text-style-name="P1" draw:layer="layout" svg:width="2.036cm" svg:height="1.375cm" svg:x="9.505cm" svg:y="7.664cm">
          <draw:image xlink:href="Pictures/100000000000004D00000034C7116197.jpg" xlink:type="simple" xlink:show="embed" xlink:actuate="onLoad">
            <text:p/>
          </draw:image>
        </draw:frame>
        <draw:custom-shape draw:style-name="gr1" draw:text-style-name="P1" draw:layer="layout" svg:width="7.874cm" svg:height="4.131cm" svg:x="18.018cm" svg:y="10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2.036cm" svg:height="1.375cm" svg:x="17.002cm" svg:y="11.115cm">
          <draw:image xlink:href="Pictures/100000000000004D00000034C7116197.jpg" xlink:type="simple" xlink:show="embed" xlink:actuate="onLoad">
            <text:p/>
          </draw:image>
        </draw:frame>
        <draw:frame draw:style-name="gr2" draw:text-style-name="P1" draw:layer="layout" svg:width="1.983cm" svg:height="1.666cm" svg:x="24.114cm" svg:y="10.637cm">
          <draw:image xlink:href="Pictures/100000000000004B0000003F8544D861.jpg" xlink:type="simple" xlink:show="embed" xlink:actuate="onLoad">
            <text:p/>
          </draw:image>
        </draw:frame>
        <draw:frame draw:style-name="gr3" draw:layer="layout" svg:width="2.792cm" svg:height="1.673cm" svg:x="11.416cm" svg:y="8.426cm">
          <draw:text-box>
            <text:p>eth1</text:p>
            <text:p>10.0.0.2</text:p>
          </draw:text-box>
        </draw:frame>
        <draw:frame draw:style-name="gr2" draw:text-style-name="P1" draw:layer="layout" svg:width="2.036cm" svg:height="1.375cm" svg:x="9.505cm" svg:y="7.665cm">
          <draw:image xlink:href="Pictures/100000000000004D00000034C7116197.jpg" xlink:type="simple" xlink:show="embed" xlink:actuate="onLoad">
            <text:p/>
          </draw:image>
        </draw:frame>
        <draw:frame draw:style-name="gr2" draw:text-style-name="P1" draw:layer="layout" svg:width="2.036cm" svg:height="1.375cm" svg:x="9.505cm" svg:y="7.665cm">
          <draw:image xlink:href="Pictures/100000000000004D00000034C7116197.jpg" xlink:type="simple" xlink:show="embed" xlink:actuate="onLoad">
            <text:p/>
          </draw:image>
        </draw:frame>
        <draw:frame draw:style-name="gr2" draw:text-style-name="P1" draw:layer="layout" svg:width="2.036cm" svg:height="1.375cm" svg:x="9.505cm" svg:y="7.665cm">
          <draw:image xlink:href="Pictures/100000000000004D00000034C7116197.jpg" xlink:type="simple" xlink:show="embed" xlink:actuate="onLoad">
            <text:p/>
          </draw:image>
        </draw:frame>
        <draw:frame draw:style-name="gr3" draw:layer="layout" svg:width="2.792cm" svg:height="1.673cm" svg:x="7.86cm" svg:y="8.432cm">
          <draw:text-box>
            <text:p>eth0</text:p>
            <text:p>10.2.0.1</text:p>
          </draw:text-box>
        </draw:frame>
        <draw:frame draw:style-name="gr3" draw:layer="layout" svg:width="2.792cm" svg:height="1.375cm" svg:x="4.05cm" svg:y="10.525cm">
          <draw:text-box>
            <text:p>10.2.0.1</text:p>
          </draw:text-box>
        </draw:frame>
        <draw:frame draw:style-name="gr3" draw:layer="layout" svg:width="2.792cm" svg:height="1.673cm" svg:x="14.21cm" svg:y="10.652cm">
          <draw:text-box>
            <text:p text:style-name="P2">eth0</text:p>
            <text:p>10.0.0.1</text:p>
          </draw:text-box>
        </draw:frame>
        <draw:frame draw:style-name="gr3" draw:layer="layout" svg:width="2.792cm" svg:height="1.673cm" svg:x="18.994cm" svg:y="10.44cm">
          <draw:text-box>
            <text:p>eth1</text:p>
            <text:p>10.1.0.1</text:p>
          </draw:text-box>
        </draw:frame>
        <draw:frame draw:style-name="gr4" draw:text-style-name="P3" draw:layer="layout" svg:width="3.499cm" svg:height="0.962cm" svg:x="3.089cm" svg:y="7.604cm">
          <draw:text-box>
            <text:p text:style-name="P3">dhcprelay</text:p>
          </draw:text-box>
        </draw:frame>
        <draw:frame draw:style-name="gr4" draw:text-style-name="P3" draw:layer="layout" svg:width="1.594cm" svg:height="0.962cm" svg:x="3.032cm" svg:y="14.262cm">
          <draw:text-box>
            <text:p text:style-name="P3">pc3</text:p>
          </draw:text-box>
        </draw:frame>
        <draw:frame draw:style-name="gr4" draw:text-style-name="P3" draw:layer="layout" svg:width="2.686cm" svg:height="0.962cm" svg:x="8.982cm" svg:y="6.394cm">
          <draw:text-box>
            <text:p text:style-name="P3">router2</text:p>
          </draw:text-box>
        </draw:frame>
        <draw:frame draw:style-name="gr4" draw:text-style-name="P3" draw:layer="layout" svg:width="1.594cm" svg:height="0.962cm" svg:x="17.637cm" svg:y="4.737cm">
          <draw:text-box>
            <text:p text:style-name="P3">pc1</text:p>
          </draw:text-box>
        </draw:frame>
        <draw:frame draw:style-name="gr4" draw:text-style-name="P4" draw:layer="layout" svg:width="2.686cm" svg:height="2.384cm" svg:x="16.01cm" svg:y="12.517cm">
          <draw:text-box>
            <text:p text:style-name="P4">router1</text:p>
            <text:p text:style-name="P4">DHCP</text:p>
            <text:p text:style-name="P4">server</text:p>
          </draw:text-box>
        </draw:frame>
        <draw:frame draw:style-name="gr4" draw:text-style-name="P3" draw:layer="layout" svg:width="1.594cm" svg:height="0.962cm" svg:x="24.114cm" svg:y="9.382cm">
          <draw:text-box>
            <text:p text:style-name="P3">pc2</text:p>
          </draw:text-box>
        </draw:frame>
        <draw:frame draw:style-name="gr4" draw:text-style-name="P5" draw:layer="layout" svg:width="3.855cm" svg:height="2.042cm" svg:x="6.543cm" svg:y="11.404cm">
          <draw:text-box>
            <text:p text:style-name="P5"><text:span text:style-name="T1">LAN C</text:span></text:p>
            <text:p text:style-name="P5"><text:span text:style-name="T2">10.2.0.0/16</text:span></text:p>
          </draw:text-box>
        </draw:frame>
        <draw:frame draw:style-name="gr4" draw:text-style-name="P6" draw:layer="layout" svg:width="3.855cm" svg:height="2.042cm" svg:x="21.225cm" svg:y="12.665cm">
          <draw:text-box>
            <text:p text:style-name="P6"><text:span text:style-name="T1">LAN B</text:span></text:p>
            <text:p text:style-name="P6"><text:span text:style-name="T2">10.1.0.0/16</text:span></text:p>
          </draw:text-box>
        </draw:frame>
        <draw:frame draw:style-name="gr4" draw:text-style-name="P5" draw:layer="layout" svg:width="3.855cm" svg:height="2.042cm" svg:x="14.081cm" svg:y="7.213cm">
          <draw:text-box>
            <text:p text:style-name="P5"><text:span text:style-name="T1">LAN A</text:span></text:p>
            <text:p text:style-name="P5"><text:span text:style-name="T2">10.0.0.0/1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oros </meta:initial-creator>
    <meta:creation-date>2012-12-16T11:12:18</meta:creation-date>
    <dc:date>2012-12-16T11:59:54</dc:date>
    <dc:creator>doros </dc:creator>
    <meta:editing-duration>PT15M33S</meta:editing-duration>
    <meta:editing-cycles>5</meta:editing-cycles>
    <meta:generator>LibreOffice/3.5$Linux_x86 LibreOffice_project/350m1$Build-2</meta:generator>
    <meta:document-statistic meta:object-count="26"/>
  </office:meta>
</office:document-meta>
</file>